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1ae3d0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1c5fdf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1de1b2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1e43c2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1f0ca6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1f9fdf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paragraph-rsid="00216305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paragraph-rsid="00239edf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24c192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26f19e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paragraph-rsid="002916aa"/>
    </style:style>
    <style:style style:name="P13" style:family="paragraph" style:parent-style-name="Preformatted_20_Text">
      <style:paragraph-properties fo:margin-top="0cm" fo:margin-bottom="0.499cm" loext:contextual-spacing="false"/>
      <style:text-properties officeooo:paragraph-rsid="002a868b"/>
    </style:style>
    <style:style style:name="P14" style:family="paragraph" style:parent-style-name="Preformatted_20_Text">
      <style:paragraph-properties fo:margin-top="0cm" fo:margin-bottom="0.499cm" loext:contextual-spacing="false"/>
      <style:text-properties officeooo:paragraph-rsid="002c8302"/>
    </style:style>
    <style:style style:name="P15" style:family="paragraph" style:parent-style-name="Preformatted_20_Text">
      <style:paragraph-properties fo:margin-top="0cm" fo:margin-bottom="0.499cm" loext:contextual-spacing="false"/>
      <style:text-properties officeooo:paragraph-rsid="002e2b4b"/>
    </style:style>
    <style:style style:name="P16" style:family="paragraph" style:parent-style-name="Preformatted_20_Text">
      <style:paragraph-properties fo:margin-top="0cm" fo:margin-bottom="0.499cm" loext:contextual-spacing="false"/>
      <style:text-properties officeooo:paragraph-rsid="002fa274"/>
    </style:style>
    <style:style style:name="P17" style:family="paragraph" style:parent-style-name="Preformatted_20_Text">
      <style:paragraph-properties fo:margin-top="0cm" fo:margin-bottom="0.499cm" loext:contextual-spacing="false"/>
      <style:text-properties officeooo:paragraph-rsid="00317444"/>
    </style:style>
    <style:style style:name="P18" style:family="paragraph" style:parent-style-name="Preformatted_20_Text">
      <style:paragraph-properties fo:margin-top="0cm" fo:margin-bottom="0.499cm" loext:contextual-spacing="false"/>
      <style:text-properties officeooo:paragraph-rsid="00337c64"/>
    </style:style>
    <style:style style:name="P19" style:family="paragraph" style:parent-style-name="Preformatted_20_Text">
      <style:paragraph-properties fo:margin-top="0cm" fo:margin-bottom="0.499cm" loext:contextual-spacing="false"/>
      <style:text-properties officeooo:paragraph-rsid="0035505c"/>
    </style:style>
    <style:style style:name="P20" style:family="paragraph" style:parent-style-name="Preformatted_20_Text">
      <style:paragraph-properties fo:margin-top="0cm" fo:margin-bottom="0.499cm" loext:contextual-spacing="false"/>
      <style:text-properties officeooo:paragraph-rsid="0035fb9e"/>
    </style:style>
    <style:style style:name="P21" style:family="paragraph" style:parent-style-name="Preformatted_20_Text">
      <style:paragraph-properties fo:margin-top="0cm" fo:margin-bottom="0.499cm" loext:contextual-spacing="false"/>
      <style:text-properties officeooo:paragraph-rsid="003843e7"/>
    </style:style>
    <style:style style:name="P22" style:family="paragraph" style:parent-style-name="Preformatted_20_Text">
      <style:paragraph-properties fo:margin-top="0cm" fo:margin-bottom="0.499cm" loext:contextual-spacing="false"/>
      <style:text-properties officeooo:paragraph-rsid="00395d8a"/>
    </style:style>
    <style:style style:name="P23" style:family="paragraph" style:parent-style-name="Standard">
      <style:paragraph-properties fo:margin-top="0cm" fo:margin-bottom="0.499cm" loext:contextual-spacing="false"/>
      <style:text-properties officeooo:paragraph-rsid="00216305"/>
    </style:style>
    <style:style style:name="P24" style:family="paragraph" style:parent-style-name="Preformatted_20_Text">
      <style:paragraph-properties fo:margin-top="0cm" fo:margin-bottom="0.499cm" loext:contextual-spacing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paragraph-rsid="001f0ca6"/>
    </style:style>
    <style:style style:name="P25" style:family="paragraph" style:parent-style-name="Preformatted_20_Text">
      <style:paragraph-properties fo:margin-top="0cm" fo:margin-bottom="0.499cm" loext:contextual-spacing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paragraph-rsid="00239edf"/>
    </style:style>
    <style:style style:name="P26" style:family="paragraph" style:parent-style-name="Preformatted_20_Text">
      <style:paragraph-properties fo:margin-top="0cm" fo:margin-bottom="0.499cm" loext:contextual-spacing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paragraph-rsid="0024c192"/>
    </style:style>
    <style:style style:name="P27" style:family="paragraph" style:parent-style-name="Preformatted_20_Text">
      <style:paragraph-properties fo:margin-top="0cm" fo:margin-bottom="0.499cm" loext:contextual-spacing="false"/>
      <style:text-properties officeooo:paragraph-rsid="003b96b9"/>
    </style:style>
    <style:style style:name="P28" style:family="paragraph" style:parent-style-name="Preformatted_20_Text">
      <style:paragraph-properties fo:margin-top="0cm" fo:margin-bottom="0.499cm" loext:contextual-spacing="false"/>
      <style:text-properties officeooo:paragraph-rsid="003ef7d6"/>
    </style:style>
    <style:style style:name="P29" style:family="paragraph" style:parent-style-name="Preformatted_20_Text">
      <style:paragraph-properties fo:margin-top="0cm" fo:margin-bottom="0.499cm" loext:contextual-spacing="false"/>
      <style:text-properties officeooo:paragraph-rsid="00402805"/>
    </style:style>
    <style:style style:name="P30" style:family="paragraph" style:parent-style-name="Preformatted_20_Text">
      <style:paragraph-properties fo:margin-top="0cm" fo:margin-bottom="0.499cm" loext:contextual-spacing="false"/>
      <style:text-properties officeooo:paragraph-rsid="0042de07"/>
    </style:style>
    <style:style style:name="P31" style:family="paragraph" style:parent-style-name="Preformatted_20_Text">
      <style:paragraph-properties fo:margin-top="0cm" fo:margin-bottom="0.499cm" loext:contextual-spacing="false"/>
      <style:text-properties officeooo:paragraph-rsid="0044d8e0"/>
    </style:style>
    <style:style style:name="P32" style:family="paragraph" style:parent-style-name="Preformatted_20_Text">
      <style:paragraph-properties fo:margin-top="0cm" fo:margin-bottom="0.499cm" loext:contextual-spacing="false"/>
      <style:text-properties officeooo:paragraph-rsid="00469f3a"/>
    </style:style>
    <style:style style:name="T1" style:family="text">
      <style:text-properties officeooo:rsid="001ae3d0"/>
    </style:style>
    <style:style style:name="T2" style:family="text">
      <style:text-properties officeooo:rsid="001aeb01"/>
    </style:style>
    <style:style style:name="T3" style:family="text">
      <style:text-properties officeooo:rsid="001c5fdf"/>
    </style:style>
    <style:style style:name="T4" style:family="text">
      <style:text-properties officeooo:rsid="001de1b2"/>
    </style:style>
    <style:style style:name="T5" style:family="text">
      <style:text-properties officeooo:rsid="001f0ca6"/>
    </style:style>
    <style:style style:name="T6" style:family="text">
      <style:text-properties officeooo:rsid="00239edf"/>
    </style:style>
    <style:style style:name="T7" style:family="text">
      <style:text-properties officeooo:rsid="0024c192"/>
    </style:style>
    <style:style style:name="T8" style:family="text">
      <style:text-properties officeooo:rsid="00265b55"/>
    </style:style>
    <style:style style:name="T9" style:family="text">
      <style:text-properties officeooo:rsid="002c8302"/>
    </style:style>
    <style:style style:name="T10" style:family="text">
      <style:text-properties officeooo:rsid="00337c64"/>
    </style:style>
    <style:style style:name="T11" style:family="text">
      <style:text-properties officeooo:rsid="003843e7"/>
    </style:style>
    <style:style style:name="T12" style:family="text">
      <style:text-properties officeooo:rsid="003ef7d6"/>
    </style:style>
    <style:style style:name="T13" style:family="text">
      <style:text-properties officeooo:rsid="00402805"/>
    </style:style>
    <style:style style:name="T14" style:family="text">
      <style:text-properties officeooo:rsid="0044d8e0"/>
    </style:style>
    <style:style style:name="T15" style:family="text">
      <style:text-properties officeooo:rsid="00469f3a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/></text:p>
      <text:p text:style-name="P14"><text:span text:style-name="Source_20_Text"><text:span text:style-name="T9">Meeting details:</text:span></text:span></text:p>
      <text:p text:style-name="P14"><text:span text:style-name="Source_20_Text">573 493 953</text:span></text:p>
      <text:p text:style-name="P14"><text:span text:style-name="Source_20_Text"><text:span text:style-name="T9">Azure VM:</text:span></text:span></text:p>
      <text:p text:style-name="P14"><text:span text:style-name="Source_20_Text">ssh dockeradmin@20.36.35.248</text:span></text:p>
      <text:p text:style-name="P14"><text:span text:style-name="Source_20_Text"><text:span text:style-name="T9">===============================</text:span></text:span></text:p>
      <text:p text:style-name="P2"><text:span text:style-name="Source_20_Text"><text:span text:style-name="T1">Dcoker image: devendar_iibtool</text:span></text:span></text:p>
      <text:p text:style-name="P2"><text:span text:style-name="Source_20_Text"/></text:p>
      <text:p text:style-name="P1"><text:span text:style-name="Source_20_Text"><text:span text:style-name="T1">sudo </text:span></text:span><text:span text:style-name="Source_20_Text">docker volume create qm1data</text:span></text:p>
      <text:p text:style-name="Standard"/>
      <text:p text:style-name="P1"><text:span text:style-name="Source_20_Text"><text:span text:style-name="T1">sudo </text:span></text:span><text:span text:style-name="Source_20_Text">docker run --name myNode -e LICENSE=accept -e NODENAME=MYNODE -e SERVERNAME=MYSERVER -e MQ_QMGR_NAME=QM1 -v qm1data:/mnt/mqm -P </text:span><text:span text:style-name="Source_20_Text"><text:span text:style-name="T1">devendar_iibtoolv2</text:span></text:span></text:p>
      <text:p text:style-name="P1"><text:span text:style-name="Source_20_Text"/></text:p>
      <text:p text:style-name="P4"><text:span text:style-name="Source_20_Text"><text:span text:style-name="T1">sudo </text:span></text:span><text:span text:style-name="Source_20_Text">docker exec -it dedb26d8ffff /bin/bash</text:span></text:p>
      <text:p text:style-name="P1"><text:span text:style-name="Source_20_Text"/></text:p>
      <text:p text:style-name="P1"><text:span text:style-name="Source_20_Text"/></text:p>
      <text:p text:style-name="P4"><text:span text:style-name="Source_20_Text"><text:span text:style-name="T1">sudo </text:span></text:span><text:span text:style-name="Source_20_Text">docker exec dedb26d8ffff /bin/bash -c <text:s/>. /opt/ibm/iib-10.0.0.11/server/bin/mqs</text:span><text:span text:style-name="Source_20_Text"><text:span text:style-name="T4">iprofile</text:span>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><text:span text:style-name="T2">sudo </text:span></text:span><text:span text:style-name="Source_20_Text">docker exec dedb26d8ffff /bin/bash -c mqsilist </text:span></text:p>
      <text:p text:style-name="P1"><text:span text:style-name="Source_20_Text"/></text:p>
      <text:p text:style-name="P3"><text:span text:style-name="Source_20_Text"><text:span text:style-name="T2">sudo </text:span></text:span><text:span text:style-name="Source_20_Text">docker exec dedb26d8ffff -c mqsilist</text:span></text:p>
      <text:p text:style-name="P3"><text:span text:style-name="Source_20_Text"/></text:p>
      <text:p text:style-name="P3"><text:span text:style-name="Source_20_Text"><text:span text:style-name="T2">sudo </text:span></text:span><text:span text:style-name="Source_20_Text">docker exec dedb26d8ffff /bin/</text:span><text:span text:style-name="Source_20_Text"><text:span text:style-name="T3">sh</text:span></text:span><text:span text:style-name="Source_20_Text"> -c mqsilist </text:span></text:p>
      <text:p text:style-name="P3"><text:span text:style-name="Source_20_Text"/></text:p>
      <text:p text:style-name="P3"><text:span text:style-name="Source_20_Text">/opt/ibm/iib-10.0.0.11/server/bin/</text:span></text:p>
      <text:p text:style-name="P4"><text:span text:style-name="Source_20_Text"><text:span text:style-name="T1">sudo </text:span></text:span><text:span text:style-name="Source_20_Text">docker exec dedb26d8ffff /bin/bash -c /opt/ibm/iib-10.0.0.11/server/bin/mqs</text:span><text:span text:style-name="Source_20_Text"><text:span text:style-name="T4">ilist</text:span></text:span></text:p>
      <text:p text:style-name="P4"><text:span text:style-name="Source_20_Text"/></text:p>
      <text:p text:style-name="P4"><text:soft-page-break/><text:span text:style-name="Source_20_Text"/></text:p>
      <text:p text:style-name="P5"><text:span text:style-name="Source_20_Text"><text:span text:style-name="T1">sudo </text:span></text:span><text:span text:style-name="Source_20_Text">docker exec dedb26d8ffff /bin/bash -c /opt/ibm/iib-10.0.0.11/server/bin/mqsicreatebar -data C:\Workspace -b myflow.bar -p TestFlowProject -o TestFlowProject\Test.msgf</text:span></text:p>
      <text:p text:style-name="Standard"/>
      <text:p text:style-name="Standard"/>
      <text:p text:style-name="Standard">/opt/ibm/iib-10.0.0.11/tools$</text:p>
      <text:p text:style-name="Standard"/>
      <text:p text:style-name="Standard"><draw:frame draw:style-name="fr1" draw:name="Frame1" text:anchor-type="char" svg:width="0.041cm" draw:z-index="0"><draw:text-box fo:min-height="0.041cm"><text:p text:style-name="P1">4gbb6amk62hhfhzzq2tl3q3krg5x6f7q3khtmsmnm3svhu7w5p5q</text:p></draw:text-box></draw:frame>ADO PAT - <text:s/></text:p>
      <text:p text:style-name="Standard"/>
      <text:p text:style-name="Standard">4gbb6amk62hhfhzzq2tl3q3krg5x6f7q3khtmsmnm3svhu7w5p5q</text:p>
      <text:p text:style-name="Standard"/>
      <text:p text:style-name="Standard">/home/administrator/code/HERO.IIB.API/TestIIBProject</text:p>
      <text:p text:style-name="Standard"/>
      <text:p text:style-name="P6"><text:span text:style-name="Source_20_Text"><text:span text:style-name="T1">sudo </text:span></text:span><text:span text:style-name="Source_20_Text">docker exec dedb26d8ffff /bin/bash -c /opt/ibm/iib-10.0.0.11/tools/mqsicreatebar -data /home/administrator/code/HERO.IIB.API/TestIIBProject -b myflow.bar -p </text:span><text:span text:style-name="Source_20_Text"><text:span text:style-name="T5">T</text:span></text:span><text:span text:style-name="Source_20_Text">estIIBProject -o /code/HERO.IIB.API/TestIIBProject/Test_devops.msgflow</text:span></text:p>
      <text:p text:style-name="P24"><text:span text:style-name="Source_20_Text"/></text:p>
      <text:p text:style-name="P7"><text:span text:style-name="Source_20_Text"><text:span text:style-name="T1">sudo </text:span></text:span><text:span text:style-name="Source_20_Text">docker run --name myNode -e LICENSE=accept -e NODENAME=MYNODE -e SERVERNAME=MYSERVER -e MQ_QMGR_NAME=QM1 -v qm1data:/mnt/mqm -P </text:span><text:span text:style-name="Source_20_Text"><text:span text:style-name="T1">devendar_iibtoolv1</text:span></text:span></text:p>
      <text:p text:style-name="P7"><text:span text:style-name="Source_20_Text">ssh </text:span><text:a xlink:type="simple" xlink:href="mailto:dockeradmin@20.36.35.248" text:style-name="Internet_20_link" text:visited-style-name="Visited_20_Internet_20_Link"><text:span text:style-name="Source_20_Text">dockeradmin@20.36.35.248</text:span></text:a></text:p>
      <text:p text:style-name="P7"><text:span text:style-name="Source_20_Text"/></text:p>
      <text:p text:style-name="P7"><text:span text:style-name="Source_20_Text"/></text:p>
      <text:p text:style-name="P8"><text:span text:style-name="Source_20_Text"><text:span text:style-name="T1">sudo </text:span></text:span><text:span text:style-name="Source_20_Text">docker exec b469cd7f46a4 /bin/bash -c /opt/ibm/iib-10.0.0.11/server/bin/mqs</text:span><text:span text:style-name="Source_20_Text"><text:span text:style-name="T4">ilist</text:span></text:span></text:p>
      <text:p text:style-name="P8"><text:span text:style-name="Source_20_Text"/></text:p>
      <text:p text:style-name="P23"><draw:frame draw:style-name="fr1" draw:name="Frame3" text:anchor-type="char" svg:width="0.041cm" draw:z-index="2"><draw:text-box fo:min-height="0.041cm"><text:p text:style-name="P1">cc56hf6ruohuv2xb6mq4le6xruo3rpygb66q3fakpmim56d4orcq</text:p></draw:text-box></draw:frame><text:span text:style-name="Source_20_Text"/></text:p>
      <text:p text:style-name="P23"><draw:frame draw:style-name="fr1" draw:name="Frame2" text:anchor-type="char" svg:width="0.041cm" draw:z-index="1"><draw:text-box fo:min-height="0.041cm"><text:p text:style-name="P1">cc56hf6ruohuv2xb6mq4le6xruo3rpygb66q3fakpmim56d4orcq</text:p></draw:text-box></draw:frame><text:span text:style-name="Source_20_Text">cc56hf6ruohuv2xb6mq4le6xruo3rpygb66q3fakpmim56d4orcq</text:span></text:p>
      <text:p text:style-name="P23"><text:span text:style-name="Source_20_Text"/></text:p>
      <text:p text:style-name="P23"><text:span text:style-name="Source_20_Text"/></text:p>
      <text:p text:style-name="P9"><text:span text:style-name="Source_20_Text"><text:span text:style-name="T1">sudo </text:span></text:span><text:span text:style-name="Source_20_Text">docker exec 78c0b78787aa /bin/bash -c /opt/ibm/iib-10.0.0.11/</text:span><text:span text:style-name="Source_20_Text"><text:span text:style-name="T6">tools</text:span></text:span><text:span text:style-name="Source_20_Text">/mqsicreatebar -data /home/dockeradmin/HERO.IIB.API -b myflow.bar -p TestIIBProject</text:span></text:p>
      <text:p text:style-name="P9"><text:span text:style-name="Source_20_Text"/></text:p>
      <text:p text:style-name="P11"><text:span text:style-name="Source_20_Text">mqsicreatebar -data /HERO.IIB.API -b myflow.bar -p TestIIBProject</text:span></text:p>
      <text:p text:style-name="P25"><text:span text:style-name="Source_20_Text"/></text:p>
      <text:p text:style-name="P26"><text:soft-page-break/><text:span text:style-name="Source_20_Text"><text:span text:style-name="T7">Error:</text:span></text:span></text:p>
      <text:p text:style-name="P9"><text:span text:style-name="Source_20_Text">The message is:</text:span></text:p>
      <text:p text:style-name="P9"><text:span text:style-name="Source_20_Text">Could not load SWT library. Reasons: </text:span></text:p>
      <text:p text:style-name="P9"><text:span text:style-name="Source_20_Text"><text:tab/>/home/iibuser/IBM/IIBT10-config/10.0.0.11/configuration/org.eclipse.osgi/bundles/1123/1/.cp/libswt-pi-gtk-4239.so (libXtst.so.6: cannot open shared object file: No such file or directory)</text:span></text:p>
      <text:p text:style-name="P9"><text:span text:style-name="Source_20_Text"><text:tab/>swt-pi-gtk (Not found in java.library.path)</text:span></text:p>
      <text:p text:style-name="P9"><text:span text:style-name="Source_20_Text"><text:tab/>/home/iibuser/.swt/lib/linux/x86_64/libswt-pi-gtk-4239.so (/home/iibuser/.swt/lib/linux/x86_64/liblibswt-pi-gtk-4239.so.so: cannot open shared object file: No such file or directory)</text:span></text:p>
      <text:p text:style-name="P9"><text:span text:style-name="Source_20_Text"><text:tab/>/home/iibuser/.swt/lib/linux/x86_64/libswt-pi-gtk.so (/home/iibuser/.swt/lib/linux/x86_64/liblibswt-pi-gtk.so.so: cannot open shared object file: No such file or directory)</text:span></text:p>
      <text:p text:style-name="P25"><text:span text:style-name="Source_20_Text"><text:tab/>/home/iibuser/.swt/lib/linux/x86_64/libswt-pi-gtk-4239.so (libXtst.so.6: cannot open shared object file: No such file or directory)</text:span></text:p>
      <text:p text:style-name="P10"><text:span text:style-name="Source_20_Text"/></text:p>
      <text:p text:style-name="P10"><text:span text:style-name="Source_20_Text"><text:span text:style-name="T1">sudo </text:span></text:span><text:span text:style-name="Source_20_Text">docker run --name myNode -e LICENSE=accept -e NODENAME=MYNODE -e SERVERNAME=MYSERVER -e MQ_QMGR_NAME=QM1 -v qm1data:/mnt/mqm -P </text:span><text:span text:style-name="Source_20_Text"><text:span text:style-name="T1">devendar_iibtoolv2</text:span></text:span></text:p>
      <text:p text:style-name="P10"><text:span text:style-name="Source_20_Text"/></text:p>
      <text:p text:style-name="P10"><text:span text:style-name="Source_20_Text"><text:span text:style-name="T1">sudo </text:span></text:span><text:span text:style-name="Source_20_Text">docker exec -</text:span><text:span text:style-name="Source_20_Text"><text:span text:style-name="T8">it </text:span></text:span><text:span text:style-name="Source_20_Text">68000229d803 /bin/bash</text:span></text:p>
      <text:p text:style-name="P10"><text:span text:style-name="Source_20_Text"><text:s/>docker exec -it 72ca2488b353 bash</text:span></text:p>
      <text:p text:style-name="P10"><text:span text:style-name="Source_20_Text"/></text:p>
      <text:p text:style-name="P10"><text:span text:style-name="Source_20_Text"/></text:p>
      <text:p text:style-name="P10"><text:span text:style-name="Source_20_Text">sudo apt-get install libxtst6</text:span></text:p>
      <text:p text:style-name="P10"><text:span text:style-name="Source_20_Text"/></text:p>
      <text:p text:style-name="P10"><text:span text:style-name="Source_20_Text">sudo apt-get install openjdk-8-jdk</text:span></text:p>
      <text:p text:style-name="P10"><text:span text:style-name="Source_20_Text"/></text:p>
      <text:p text:style-name="P12"><text:span text:style-name="Source_20_Text">sudo apt-get install xvfb</text:span></text:p>
      <text:p text:style-name="P12"><text:span text:style-name="Source_20_Text"/></text:p>
      <text:p text:style-name="P12"><text:span text:style-name="Source_20_Text">Xvfb :1 -screen 0 800x600x16</text:span></text:p>
      <text:p text:style-name="P10"><text:span text:style-name="Source_20_Text"/></text:p>
      <text:p text:style-name="P10"><text:span text:style-name="Source_20_Text"/></text:p>
      <text:p text:style-name="P13"><text:soft-page-break/><text:span text:style-name="Source_20_Text"><text:span text:style-name="T1">sudo </text:span></text:span><text:span text:style-name="Source_20_Text">docker exec 8000229d803 /bin/bash -c /opt/ibm/iib-10.0.0.11/</text:span><text:span text:style-name="Source_20_Text"><text:span text:style-name="T6">tools</text:span></text:span><text:span text:style-name="Source_20_Text">/mqsicreatebar -data /home/dockeradmin/HERO.IIB.API -b myflow.bar -p TestIIBProject</text:span></text:p>
      <text:p text:style-name="P10"><text:span text:style-name="Source_20_Text"/></text:p>
      <text:p text:style-name="P10"><text:span text:style-name="Source_20_Text"/></text:p>
      <text:p text:style-name="P15"><text:span text:style-name="Source_20_Text"><text:span text:style-name="T1">sudo </text:span></text:span><text:span text:style-name="Source_20_Text">docker exec 2ff387dd11e8 /bin/bash -c /opt/ibm/iib-10.0.0.11/server/bin/mqs</text:span><text:span text:style-name="Source_20_Text"><text:span text:style-name="T4">iprofile</text:span></text:span></text:p>
      <text:p text:style-name="P15"><text:span text:style-name="Source_20_Text"/></text:p>
      <text:p text:style-name="P16"><text:span text:style-name="Source_20_Text"><text:span text:style-name="T1">sudo </text:span></text:span><text:span text:style-name="Source_20_Text">docker exec 2ff387dd11e8 <text:s/>/bin/bash -c /opt/ibm/iib-10.0.0.11/</text:span><text:span text:style-name="Source_20_Text"><text:span text:style-name="T6">tools</text:span></text:span><text:span text:style-name="Source_20_Text">/mqsicreatebar -data /home/dockeradmin/HERO.IIB.API -b myflow.bar -p TestIIBProject</text:span></text:p>
      <text:p text:style-name="P16"><text:span text:style-name="Source_20_Text"/></text:p>
      <text:p text:style-name="P16"><text:span text:style-name="Source_20_Text"><text:span text:style-name="T1">sudo </text:span></text:span><text:span text:style-name="Source_20_Text">docker exec 2ff387dd11e8 <text:s/>/bin/bash -c echo $DISPLAY</text:span></text:p>
      <text:p text:style-name="P16"><text:span text:style-name="Source_20_Text"/></text:p>
      <text:p text:style-name="P18"><text:span text:style-name="Source_20_Text"><text:span text:style-name="T1">sudo </text:span></text:span><text:span text:style-name="Source_20_Text">docker run --name myNode -e LICENSE=accept -e NODENAME=MYNODE -e SERVERNAME=MYSERVER -</text:span><text:span text:style-name="Source_20_Text"><text:span text:style-name="T10">P </text:span></text:span><text:span text:style-name="Source_20_Text">7ba62b00e2cc</text:span></text:p>
      <text:p text:style-name="P16"><text:span text:style-name="Source_20_Text"/></text:p>
      <text:p text:style-name="P16"><text:span text:style-name="Source_20_Text"/></text:p>
      <text:p text:style-name="P19"><text:span text:style-name="Source_20_Text"><text:span text:style-name="T1">sudo </text:span></text:span><text:span text:style-name="Source_20_Text">docker exec a3a193703e83 /bin/bash -c </text:span><text:span text:style-name="Source_20_Text"><text:span text:style-name="T10">Xvfb : &amp; DISPLAY=”:100” <text:s/>/opt/ibm/iib-10.0.0.11/tools/mqsicreatebar -data /home/dockeradmin/HERO.IIB.API -b myflow.bar -p TestIIBProject</text:span></text:span></text:p>
      <text:p text:style-name="P18"><text:span text:style-name="Source_20_Text"/></text:p>
      <text:p text:style-name="P18"><text:span text:style-name="Source_20_Text"/></text:p>
      <text:p text:style-name="P19"><text:span text:style-name="Source_20_Text">/opt/ibm/iib-10.0.0.11/</text:span><text:span text:style-name="Source_20_Text"><text:span text:style-name="T6">tools</text:span></text:span><text:span text:style-name="Source_20_Text">/mqsicreatebar -data /home/dockeradmin/HERO.IIB.API -b myflow.bar -p TestIIBProject</text:span></text:p>
      <text:p text:style-name="P18"><text:span text:style-name="Source_20_Text"><text:s/>/opt/ibm/iib-10.0.0.11/server/bin/mqsicreatebar -data C:\Workspace -b myflow.bar -p TestFlowProject -o TestFlowProject\Test.msgf</text:span></text:p>
      <text:p text:style-name="P17"><text:span text:style-name="Source_20_Text"/></text:p>
      <text:p text:style-name="P20"><text:span text:style-name="Source_20_Text"><text:span text:style-name="T10">Xvfb :100 &amp; DISPLAY=”:100” <text:s/>/opt/ibm/iib-10.0.0.11/tools/mqsicreatebar -data /home/dockeradmin/HERO.IIB.API -b myflow.bar -p TestIIBProject</text:span></text:span></text:p>
      <text:p text:style-name="P20"><text:span text:style-name="Source_20_Text"/></text:p>
      <text:p text:style-name="P20"><text:span text:style-name="Source_20_Text"><text:span text:style-name="T1">sudo </text:span></text:span><text:span text:style-name="Source_20_Text">docker exec a3a193703e83 /bin/bash -c</text:span><text:span text:style-name="Source_20_Text"><text:span text:style-name="T10"> /opt/ibm/iib-10.0.0.11/tools/mqsicreatebar -data /home/dockeradmin/HERO.IIB.API -b myflow.bar -p TestIIBProject</text:span></text:span></text:p>
      <text:p text:style-name="P20"><text:span text:style-name="Source_20_Text"/></text:p>
      <text:p text:style-name="P20"><text:span text:style-name="Source_20_Text">/home/administrator/HERO.IIB.API</text:span></text:p>
      <text:p text:style-name="P21"><text:soft-page-break/><text:span text:style-name="Source_20_Text"><text:span text:style-name="T1">sudo </text:span></text:span><text:span text:style-name="Source_20_Text">docker exec a3a193703e83 /bin/bash -c</text:span><text:span text:style-name="Source_20_Text"><text:span text:style-name="T10"> <text:s/></text:span></text:span><text:span text:style-name="Source_20_Text">DISPLAY=":</text:span><text:span text:style-name="Source_20_Text"><text:span text:style-name="T11">0</text:span></text:span><text:span text:style-name="Source_20_Text">" </text:span><text:span text:style-name="Source_20_Text"><text:span text:style-name="T10">/opt/ibm/iib-10.0.0.11/tools/mqsicreatebar</text:span></text:span><text:span text:style-name="Source_20_Text"> -data /home/iibuser/HERO.IIB.API -b /home/iibuser/testbar.bar -a /TestIIBProject</text:span></text:p>
      <text:p text:style-name="P21"><text:span text:style-name="Source_20_Text"/></text:p>
      <text:p text:style-name="P21"><text:span text:style-name="Source_20_Text"/></text:p>
      <text:p text:style-name="P21"><text:span text:style-name="Source_20_Text"><text:span text:style-name="T1">sudo </text:span></text:span><text:span text:style-name="Source_20_Text">docker exec a3a193703e83 /bin/bash -c</text:span><text:span text:style-name="Source_20_Text"><text:span text:style-name="T10"> <text:s/></text:span></text:span><text:span text:style-name="Source_20_Text">DISPLAY=":</text:span><text:span text:style-name="Source_20_Text"><text:span text:style-name="T11">0</text:span></text:span><text:span text:style-name="Source_20_Text">" </text:span><text:span text:style-name="Source_20_Text"><text:span text:style-name="T10">/opt/ibm/iib-10.0.0.11</text:span></text:span><text:span text:style-name="Source_20_Text">/</text:span><text:span text:style-name="Source_20_Text"><text:span text:style-name="T11">server/bin/</text:span></text:span><text:span text:style-name="Source_20_Text">mqsipackagebar -w /home/dockeradmin/HERO.IIB.API -a /root/code/HERO.IIB.API/testbar.bar -k /TestIIBProject</text:span></text:p>
      <text:p text:style-name="P21"><text:span text:style-name="Source_20_Text"/></text:p>
      <text:p text:style-name="P21"><text:span text:style-name="Source_20_Text"/></text:p>
      <text:p text:style-name="P22"><text:span text:style-name="Source_20_Text"><text:span text:style-name="T1">sudo </text:span></text:span><text:span text:style-name="Source_20_Text">docker exec a3a193703e83 /bin/bash -c DISPLAY=":</text:span><text:span text:style-name="Source_20_Text"><text:span text:style-name="T11">0</text:span></text:span><text:span text:style-name="Source_20_Text">" <text:s/>“/opt/ibm/iib-10.0.0.11/</text:span><text:span text:style-name="Source_20_Text"><text:span text:style-name="T6">tools</text:span></text:span><text:span text:style-name="Source_20_Text">/mqsicreatebar -data /home/dockeradmin/HERO.IIB.API -b myflow.bar -p TestIIBProject”</text:span></text:p>
      <text:p text:style-name="P22"><text:span text:style-name="Source_20_Text"/></text:p>
      <text:p text:style-name="P22"><text:span text:style-name="Source_20_Text">a3a193703e83</text:span></text:p>
      <text:p text:style-name="P22"><text:span text:style-name="Source_20_Text"/></text:p>
      <text:p text:style-name="P27"><text:span text:style-name="Source_20_Text"><text:span text:style-name="T1">sudo </text:span></text:span><text:span text:style-name="Source_20_Text">docker run --name myNode -e LICENSE=accept -e NODENAME=MYNODE -e SERVERNAME=MYSERVER -P </text:span><text:span text:style-name="Source_20_Text"><text:span text:style-name="T1">devendar83/iibtoolv4t</text:span></text:span></text:p>
      <text:p text:style-name="P27"><text:span text:style-name="Source_20_Text"/></text:p>
      <text:p text:style-name="P27"><text:span text:style-name="Source_20_Text"/></text:p>
      <text:p text:style-name="P29"><text:span text:style-name="Source_20_Text"><text:span text:style-name="T13">d</text:span></text:span><text:span text:style-name="Source_20_Text">ocker exec a3a193703e83 /bin/bash</text:span></text:p>
      <text:p text:style-name="P28"><text:span text:style-name="Source_20_Text">DISPLAY=":0" /opt/ibm/iib-10.0.0.11/tools/mqsicreatebar -data HERO.IIB.API -b test1.bar -P TestIIBProject -</text:span><text:span text:style-name="Source_20_Text"><text:span text:style-name="T12">o /home/iibuser/HERO.IIB.API/TestIIBProject/Test_devops.msgflow/Test_devops.msgflow</text:span></text:span></text:p>
      <text:p text:style-name="P28"><text:span text:style-name="Source_20_Text"/></text:p>
      <text:p text:style-name="P28"><text:span text:style-name="Source_20_Text"/></text:p>
      <text:p text:style-name="P30"><text:span text:style-name="Source_20_Text"><text:span text:style-name="T1">sudo </text:span></text:span><text:span text:style-name="Source_20_Text">docker run --name myNode -e LICENSE=accept -e NODENAME=MYNODE -e SERVERNAME=MYSERVER -</text:span><text:span text:style-name="Source_20_Text"><text:span text:style-name="T10">P 7ba62b00e2cc</text:span></text:span></text:p>
      <text:p text:style-name="P30"><text:span text:style-name="Source_20_Text"/></text:p>
      <text:p text:style-name="P30"><text:span text:style-name="Source_20_Text"><text:span text:style-name="T13">d</text:span></text:span><text:span text:style-name="Source_20_Text">ocker exec 5b210bf2e757 /bin/bash DISPLAY=":0" /opt/ibm/iib-10.0.0.11/tools/mqsicreatebar -data HERO.IIB.API -b test</text:span><text:span text:style-name="Source_20_Text"><text:span text:style-name="T14">2</text:span></text:span><text:span text:style-name="Source_20_Text">.bar -P TestIIBProject -</text:span><text:span text:style-name="Source_20_Text"><text:span text:style-name="T12">o /home/iibuser/HERO.IIB.API/TestIIBProject/Test_devops.msgflow/Test_devops.msgflow</text:span></text:span></text:p>
      <text:p text:style-name="P30"/>
      <text:p text:style-name="P31"><text:span text:style-name="Source_20_Text"/></text:p>
      <text:p text:style-name="P32"><text:soft-page-break/><text:span text:style-name="Source_20_Text"><text:span text:style-name="T10">Xvfb :0 &amp; DISPLAY=”:0”</text:span></text:span><text:span text:style-name="Source_20_Text"> /opt/ibm/iib-10.0.0.11/tools/mqsicreatebar -data HERO.IIB.API -b test</text:span><text:span text:style-name="Source_20_Text"><text:span text:style-name="T15">2</text:span></text:span><text:span text:style-name="Source_20_Text">.bar -P TestIIBProject -</text:span><text:span text:style-name="Source_20_Text"><text:span text:style-name="T12">o /home/iibuser/HERO.IIB.API/TestIIBProject/Test_devops.msgflow/Test_devops.msgflow</text:span></text:span></text:p>
      <text:p text:style-name="P31"><text:span text:style-name="Source_20_Text"/></text:p>
      <text:p text:style-name="P32"><text:span text:style-name="Source_20_Text"><text:span text:style-name="T10">Xvfb :0 &amp; DISPLAY=”:0”</text:span></text:span></text:p>
      <text:p text:style-name="P32"><text:span text:style-name="Source_20_Text"/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6:21:16.372963366</meta:creation-date>
    <meta:editing-duration>PT20H59M54S</meta:editing-duration>
    <meta:editing-cycles>5</meta:editing-cycles>
    <meta:generator>LibreOffice/6.0.7.3$Linux_X86_64 LibreOffice_project/00m0$Build-3</meta:generator>
    <dc:date>2019-09-20T21:18:26.429162340</dc:date>
    <meta:document-statistic meta:table-count="0" meta:image-count="0" meta:object-count="0" meta:page-count="6" meta:paragraph-count="67" meta:word-count="503" meta:character-count="5817" meta:non-whitespace-character-count="5367"/>
  </office:meta>
</office:document-meta>
</file>